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9847in" table:align="left"/>
    </style:style>
    <style:style style:name="Table1.A" style:family="table-column">
      <style:table-column-properties style:column-width="0.4347in"/>
    </style:style>
    <style:style style:name="Table1.B" style:family="table-column">
      <style:table-column-properties style:column-width="0.3813in"/>
    </style:style>
    <style:style style:name="Table1.E" style:family="table-column">
      <style:table-column-properties style:column-width="0.4063in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.E1" style:family="table-cell">
      <style:table-cell-properties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E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2" style:family="table">
      <style:table-properties style:width="2.7889in" table:align="left"/>
    </style:style>
    <style:style style:name="Table2.A" style:family="table-column">
      <style:table-column-properties style:column-width="0.7778in"/>
    </style:style>
    <style:style style:name="Table2.B" style:family="table-column">
      <style:table-column-properties style:column-width="0.65in"/>
    </style:style>
    <style:style style:name="Table2.C" style:family="table-column">
      <style:table-column-properties style:column-width="0.366in"/>
    </style:style>
    <style:style style:name="Table2.D" style:family="table-column">
      <style:table-column-properties style:column-width="0.3021in"/>
    </style:style>
    <style:style style:name="Table2.F" style:family="table-column">
      <style:table-column-properties style:column-width="0.391in"/>
    </style:style>
    <style:style style:name="Table2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2.F1" style:family="table-cell">
      <style:table-cell-properties style:border-line-width="0in 0.0014in 0.0007in" fo:padding="0.0194in" fo:border="0.05pt double #808080"/>
    </style:style>
    <style:style style:name="Table2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2.F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2.A4" style:family="table-cell">
      <style:table-cell-properties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2.A5" style:family="table-cell">
      <style:table-cell-properties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2.A6" style:family="table-cell">
      <style:table-cell-properties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2.A7" style:family="table-cell">
      <style:table-cell-properties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3bc64" officeooo:paragraph-rsid="0013bc6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3bc64" officeooo:paragraph-rsid="0013bc6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4430e" officeooo:paragraph-rsid="0014430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4430e" officeooo:paragraph-rsid="0014430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3bc64" officeooo:paragraph-rsid="0013bc6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3bc64" officeooo:paragraph-rsid="0014430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4430e" officeooo:paragraph-rsid="0014430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50d15"/>
    </style:style>
    <style:style style:name="P9" style:family="paragraph" style:parent-style-name="Standard">
      <style:paragraph-properties fo:text-align="start" style:justify-single-word="false"/>
      <style:text-properties officeooo:paragraph-rsid="00164340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14430e" officeooo:paragraph-rsid="0014430e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150d15" officeooo:paragraph-rsid="00150d15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164340" officeooo:paragraph-rsid="00164340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5pt" fo:font-weight="normal" officeooo:rsid="001b893c" officeooo:paragraph-rsid="001b893c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bold" officeooo:rsid="0014430e" officeooo:paragraph-rsid="0014430e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font-weight="bold" officeooo:paragraph-rsid="0016434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top="0in" fo:margin-bottom="0.1965in" loext:contextual-spacing="false" fo:text-align="start" style:justify-single-word="false"/>
      <style:text-properties fo:font-size="15pt" fo:font-weight="bold" officeooo:rsid="0014430e" officeooo:paragraph-rsid="0016f17a" style:font-size-asian="15pt" style:font-weight-asian="bold" style:font-size-complex="15pt" style:font-weight-complex="bold"/>
    </style:style>
    <style:style style:name="P17" style:family="paragraph" style:parent-style-name="Standard">
      <style:paragraph-properties fo:margin-top="0in" fo:margin-bottom="0.1965in" loext:contextual-spacing="false" fo:text-align="start" style:justify-single-word="false"/>
      <style:text-properties fo:font-size="15pt" fo:font-weight="bold" officeooo:rsid="0016f17a" officeooo:paragraph-rsid="0016f17a" style:font-size-asian="15pt" style:font-weight-asian="bold" style:font-size-complex="15pt" style:font-weight-complex="bold"/>
    </style:style>
    <style:style style:name="P18" style:family="paragraph" style:parent-style-name="Standard">
      <style:paragraph-properties fo:margin-top="0in" fo:margin-bottom="0.1965in" loext:contextual-spacing="false" fo:text-align="start" style:justify-single-word="false"/>
      <style:text-properties officeooo:paragraph-rsid="0016f17a"/>
    </style:style>
    <style:style style:name="P19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5pt" fo:font-weight="normal" officeooo:rsid="0014430e" officeooo:paragraph-rsid="0014430e" style:font-size-asian="15pt" style:font-weight-asian="normal" style:font-size-complex="15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size="14pt" fo:font-weight="normal" officeooo:rsid="0014430e" officeooo:paragraph-rsid="0014430e" style:font-size-asian="14pt" style:font-weight-asian="normal" style:font-size-complex="14pt" style:font-weight-complex="normal"/>
    </style:style>
    <style:style style:name="P21" style:family="paragraph" style:parent-style-name="Preformatted_20_Text">
      <style:text-properties fo:font-size="14pt" style:font-size-asian="14pt" style:font-size-complex="14pt"/>
    </style:style>
    <style:style style:name="P22" style:family="paragraph" style:parent-style-name="Preformatted_20_Text">
      <style:paragraph-properties fo:margin-top="0in" fo:margin-bottom="0.1965in" loext:contextual-spacing="false"/>
    </style:style>
    <style:style style:name="P23" style:family="paragraph" style:parent-style-name="Preformatted_20_Text">
      <style:paragraph-properties fo:margin-top="0in" fo:margin-bottom="0.1965in" loext:contextual-spacing="false"/>
      <style:text-properties fo:font-size="14pt" style:font-size-asian="14pt" style:font-size-complex="14pt"/>
    </style:style>
    <style:style style:name="P24" style:family="paragraph" style:parent-style-name="Preformatted_20_Text">
      <style:paragraph-properties fo:margin-top="0in" fo:margin-bottom="0.1965in" loext:contextual-spacing="false"/>
      <style:text-properties officeooo:paragraph-rsid="00165980"/>
    </style:style>
    <style:style style:name="P25" style:family="paragraph" style:parent-style-name="Preformatted_20_Text">
      <style:paragraph-properties fo:margin-top="0in" fo:margin-bottom="0.1965in" loext:contextual-spacing="false"/>
      <style:text-properties officeooo:rsid="00165980" officeooo:paragraph-rsid="00165980"/>
    </style:style>
    <style:style style:name="P26" style:family="paragraph" style:parent-style-name="Preformatted_20_Text">
      <style:paragraph-properties fo:margin-top="0in" fo:margin-bottom="0.1965in" loext:contextual-spacing="false"/>
      <style:text-properties officeooo:rsid="00165980" officeooo:paragraph-rsid="001b893c"/>
    </style:style>
    <style:style style:name="P27" style:family="paragraph" style:parent-style-name="Preformatted_20_Text">
      <style:paragraph-properties fo:margin-top="0in" fo:margin-bottom="0.1965in" loext:contextual-spacing="false"/>
      <style:text-properties officeooo:paragraph-rsid="0016f17a"/>
    </style:style>
    <style:style style:name="P28" style:family="paragraph" style:parent-style-name="Preformatted_20_Text">
      <style:paragraph-properties fo:margin-top="0in" fo:margin-bottom="0.1965in" loext:contextual-spacing="false"/>
      <style:text-properties officeooo:paragraph-rsid="00179c62"/>
    </style:style>
    <style:style style:name="P29" style:family="paragraph" style:parent-style-name="Preformatted_20_Text">
      <style:paragraph-properties fo:margin-top="0in" fo:margin-bottom="0.1965in" loext:contextual-spacing="false"/>
      <style:text-properties officeooo:paragraph-rsid="0018f627"/>
    </style:style>
    <style:style style:name="P30" style:family="paragraph" style:parent-style-name="Preformatted_20_Text">
      <style:paragraph-properties fo:margin-top="0in" fo:margin-bottom="0.1965in" loext:contextual-spacing="false"/>
      <style:text-properties officeooo:paragraph-rsid="001980ab"/>
    </style:style>
    <style:style style:name="P31" style:family="paragraph" style:parent-style-name="Preformatted_20_Text">
      <style:paragraph-properties fo:margin-top="0in" fo:margin-bottom="0.1965in" loext:contextual-spacing="false"/>
      <style:text-properties officeooo:paragraph-rsid="001b3a6b"/>
    </style:style>
    <style:style style:name="P32" style:family="paragraph" style:parent-style-name="Preformatted_20_Text">
      <style:paragraph-properties fo:margin-top="0in" fo:margin-bottom="0.1965in" loext:contextual-spacing="false"/>
      <style:text-properties fo:font-weight="bold" officeooo:rsid="001b3a6b" officeooo:paragraph-rsid="001b3a6b" style:font-weight-asian="bold" style:font-weight-complex="bold"/>
    </style:style>
    <style:style style:name="P33" style:family="paragraph" style:parent-style-name="Preformatted_20_Text">
      <style:paragraph-properties fo:margin-top="0in" fo:margin-bottom="0.1965in" loext:contextual-spacing="false"/>
      <style:text-properties officeooo:paragraph-rsid="001b893c"/>
    </style:style>
    <style:style style:name="P34" style:family="paragraph" style:parent-style-name="Table_20_Heading">
      <style:text-properties fo:font-size="2pt" style:font-size-asian="2pt" style:font-size-complex="2pt"/>
    </style:style>
    <style:style style:name="P35" style:family="paragraph" style:parent-style-name="Table_20_Heading">
      <style:text-properties officeooo:rsid="001b893c" officeooo:paragraph-rsid="001b893c"/>
    </style:style>
    <style:style style:name="P36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8f627" style:font-size-asian="14pt" style:font-weight-asian="bold" style:font-size-complex="14pt" style:font-weight-complex="bold"/>
    </style:style>
    <style:style style:name="T4" style:family="text">
      <style:text-properties fo:font-size="14pt" officeooo:rsid="001980ab" style:font-size-asian="12.25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f17a" style:font-weight-asian="bold" style:font-weight-complex="bold"/>
    </style:style>
    <style:style style:name="T7" style:family="text">
      <style:text-properties fo:font-weight="bold" officeooo:rsid="001980ab" style:font-weight-asian="bold" style:font-weight-complex="bold"/>
    </style:style>
    <style:style style:name="T8" style:family="text">
      <style:text-properties fo:font-weight="bold" officeooo:rsid="001b3a6b" style:font-weight-asian="bold" style:font-weight-complex="bold"/>
    </style:style>
    <style:style style:name="T9" style:family="text">
      <style:text-properties fo:font-weight="bold" officeooo:rsid="001b893c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font-weight="bold" officeooo:rsid="0014430e" style:font-size-asian="15pt" style:font-weight-asian="bold" style:font-size-complex="15pt" style:font-weight-complex="bold"/>
    </style:style>
    <style:style style:name="T12" style:family="text">
      <style:text-properties fo:font-size="15pt" fo:font-weight="normal" officeooo:rsid="00150d15" style:font-size-asian="15pt" style:font-weight-asian="normal" style:font-size-complex="15pt" style:font-weight-complex="normal"/>
    </style:style>
    <style:style style:name="T13" style:family="text">
      <style:text-properties fo:font-size="15pt" fo:font-weight="normal" officeooo:rsid="00164340" style:font-size-asian="15pt" style:font-weight-asian="normal" style:font-size-complex="15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79c62" style:font-weight-asian="normal" style:font-weight-complex="normal"/>
    </style:style>
    <style:style style:name="T16" style:family="text">
      <style:text-properties fo:font-weight="normal" officeooo:rsid="0018f627" style:font-weight-asian="normal" style:font-weight-complex="normal"/>
    </style:style>
    <style:style style:name="T17" style:family="text">
      <style:text-properties fo:font-weight="normal" officeooo:rsid="001980ab" style:font-weight-asian="normal" style:font-weight-complex="normal"/>
    </style:style>
    <style:style style:name="T18" style:family="text">
      <style:text-properties fo:font-weight="normal" officeooo:rsid="001b3a6b" style:font-weight-asian="normal" style:font-weight-complex="normal"/>
    </style:style>
    <style:style style:name="T19" style:family="text">
      <style:text-properties fo:font-weight="normal" officeooo:rsid="001b893c" style:font-weight-asian="normal" style:font-weight-complex="normal"/>
    </style:style>
    <style:style style:name="T20" style:family="text">
      <style:text-properties officeooo:rsid="00150d15"/>
    </style:style>
    <style:style style:name="T21" style:family="text">
      <style:text-properties style:font-name="Liberation Sans"/>
    </style:style>
    <style:style style:name="T22" style:family="text">
      <style:text-properties officeooo:rsid="00164340"/>
    </style:style>
    <style:style style:name="T23" style:family="text">
      <style:text-properties style:text-position="super 58%"/>
    </style:style>
    <style:style style:name="T24" style:family="text">
      <style:text-properties style:text-position="0% 100%"/>
    </style:style>
    <style:style style:name="T25" style:family="text">
      <style:text-properties officeooo:rsid="00165980"/>
    </style:style>
    <style:style style:name="T26" style:family="text">
      <style:text-properties officeooo:rsid="0016f17a"/>
    </style:style>
    <style:style style:name="T27" style:family="text">
      <style:text-properties fo:font-size="12pt" fo:font-weight="normal" officeooo:rsid="001980ab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1b3a6b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16f17a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79c62" style:font-size-asian="12pt" style:font-weight-asian="normal" style:font-size-complex="12pt" style:font-weight-complex="normal"/>
    </style:style>
    <style:style style:name="T31" style:family="text">
      <style:text-properties fo:font-size="12pt" fo:font-weight="bold" officeooo:rsid="0016f17a" style:font-size-asian="12pt" style:font-weight-asian="bold" style:font-size-complex="12pt" style:font-weight-complex="bold"/>
    </style:style>
    <style:style style:name="T32" style:family="text">
      <style:text-properties officeooo:rsid="00179c62"/>
    </style:style>
    <style:style style:name="T33" style:family="text">
      <style:text-properties fo:font-size="13pt" officeooo:rsid="0016f17a" style:font-size-asian="13pt" style:font-size-complex="13pt"/>
    </style:style>
    <style:style style:name="T34" style:family="text">
      <style:text-properties fo:font-size="13pt" officeooo:rsid="001980ab" style:font-size-asian="13pt" style:font-size-complex="13pt"/>
    </style:style>
    <style:style style:name="T35" style:family="text">
      <style:text-properties fo:font-size="13pt" fo:font-weight="normal" officeooo:rsid="001980ab" style:font-size-asian="13pt" style:font-weight-asian="normal" style:font-size-complex="13pt" style:font-weight-complex="normal"/>
    </style:style>
    <style:style style:name="T36" style:family="text">
      <style:text-properties fo:font-size="13pt" fo:font-weight="bold" officeooo:rsid="001980ab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1b893c" style:font-size-asian="13pt" style:font-weight-asian="bold" style:font-size-complex="13pt" style:font-weight-complex="bold"/>
    </style:style>
    <style:style style:name="T38" style:family="text">
      <style:text-properties officeooo:rsid="0018f627"/>
    </style:style>
    <style:style style:name="T39" style:family="text">
      <style:text-properties officeooo:rsid="001980ab"/>
    </style:style>
    <style:style style:name="T40" style:family="text">
      <style:text-properties officeooo:rsid="001b3a6b"/>
    </style:style>
    <style:style style:name="T41" style:family="text">
      <style:text-properties officeooo:rsid="001b89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OF First Session( Dec 01-05 )</text:p>
      <text:p text:style-name="P2"/>
      <text:p text:style-name="P3">Section 1</text:p>
      <text:p text:style-name="P5"/>
      <text:p text:style-name="P6">Started pretty well and interesting with the Introduction about the Course and gave a lot of curiosity to learn.</text:p>
      <text:p text:style-name="P6"/>
      <text:p text:style-name="P6">-----------------------------------------------------------------------------------------------------------<text:line-break/><text:line-break/><text:span text:style-name="T11">Section 2 </text:span></text:p>
      <text:p text:style-name="P6"><text:span text:style-name="T11"/></text:p>
      <text:p text:style-name="P7"><text:span text:style-name="T10">1) Setup and Overview of Installing the Anaconda for windows, Mac and Linux.<text:line-break/>For Linux Users It was a bit difficult as it was completely based on windows.</text:span></text:p>
      <text:p text:style-name="P7"><text:span text:style-name="T10">Sent us to Appendix A and learnt about basic manipulations of variables , using variable doing math formulas on them, editing, printing, comments , headings etc.<text:line-break/></text:span></text:p>
      <text:p text:style-name="P7">2) Ipython Notebook install and creating a different Environment for using python for the entire course.</text:p>
      <text:p text:style-name="P7"/>
      <text:p text:style-name="P4">NOTE : Its now known as “Jupyter Notebook” which wasn’t given but exactly works same as the Ipython notebook.<text:span text:style-name="T14"><text:line-break/></text:span></text:p>
      <text:p text:style-name="P4"><text:span text:style-name="T14"/></text:p>
      <text:p text:style-name="P7">3) Course Environment and Overview :</text:p>
      <text:p text:style-name="P7"><text:s text:c="4"/>using “ipython notebook” and <text:s/>moving to browser of our local host.</text:p>
      <text:p text:style-name="P7"><text:s text:c="3"/>In linux = “jupyter notebook”</text:p>
      <text:p text:style-name="P7"><text:s text:c="2"/></text:p>
      <text:p text:style-name="P7"><text:s text:c="3"/>creating new files and renaming.<text:line-break/><text:line-break/>-----------------------------------------------------------------------------------------------------------</text:p>
      <text:p text:style-name="P7"/>
      <text:p text:style-name="P14">Section 3</text:p>
      <text:p text:style-name="P14"/>
      <text:p text:style-name="P14">Learning numpy:</text:p>
      <text:p text:style-name="P14"/>
      <text:p text:style-name="P10">1) Creating Arrays</text:p>
      <text:p text:style-name="P10"/>
      <text:p text:style-name="P10"><text:s text:c="3"/><text:span text:style-name="T20">importing numpy and using it<text:line-break/> <text:s text:c="2"/>“import numpy as np”</text:span></text:p>
      <text:p text:style-name="P10"/>
      <text:p text:style-name="P20"><text:soft-page-break/><text:span text:style-name="T20">list</text:span>= [<text:span text:style-name="T21">1,2,3,4</text:span>]</text:p>
      <text:p text:style-name="P21"/>
      <text:p text:style-name="P23"><text:span text:style-name="T20">array </text:span>=np.array(list)</text:p>
      <text:p text:style-name="P10"><text:s text:c="2"/><text:span text:style-name="T20">this is how we create an array using numpy and liat</text:span></text:p>
      <text:p text:style-name="P10"><text:s/>→<text:span text:style-name="T20"> np.eye(5) # to create an Identity Matrix</text:span></text:p>
      <text:p text:style-name="P10"><text:s/>→<text:span text:style-name="T20"> np.arange(5) # from 0 to 4</text:span></text:p>
      <text:p text:style-name="P10"/>
      <text:p text:style-name="P11">2) Using Arrays and Scalars</text:p>
      <text:p text:style-name="P8"><text:span text:style-name="T12"><text:s text:c="2"/>using “</text:span>from __future__ import division” <text:span text:style-name="T20">to get float values</text:span></text:p>
      <text:p text:style-name="P8"/>
      <text:p text:style-name="P11">array subtraction, division, multiplication <text:span text:style-name="T22">of the same array by arr-arr, arr/arr, arr*arr.</text:span></text:p>
      <text:p text:style-name="P11"/>
      <text:p text:style-name="P12">3) Indexing Arrays by arr[5] = 4<text:span text:style-name="T23">th</text:span> element of array</text:p>
      <text:p text:style-name="P12"><text:s text:c="4"/>np.arange(5) makes from 0 to 4</text:p>
      <text:p text:style-name="P12"/>
      <text:p text:style-name="P9"><text:span text:style-name="T13"><text:s/>slicing : <text:s/></text:span>slice_of_arr[:]=99</text:p>
      <text:p text:style-name="P9"><text:s text:c="19"/><text:span text:style-name="T22">making all elements = 99</text:span></text:p>
      <text:p text:style-name="P12"/>
      <text:p text:style-name="P9"><text:span text:style-name="T13"><text:s text:c="3"/>2D array by : </text:span>arr_2d = np.array(([5,10,15],[20,25,30],[35,40,45]))</text:p>
      <text:p text:style-name="P9"><text:s text:c="33"/><text:span text:style-name="T22">This makes a 3*3 Array</text:span></text:p>
      <text:p text:style-name="P9"/>
      <text:p text:style-name="P9"><text:s text:c="4"/>#Shape (2,2) from top right corner</text:p>
      <text:p text:style-name="P22"><text:s text:c="3"/>arr_2d[:2,1:]</text:p>
      <text:p text:style-name="P9"><text:s/><text:span text:style-name="T25">Fancy Indexing : </text:span></text:p>
      <text:p text:style-name="P9"/>
      <text:p text:style-name="P22">arr2d[[2,4,6,8]]</text:p>
      <text:p text:style-name="P24">array([[ 2., <text:s/>2., <text:s/>2., <text:s/>2., <text:s/>2., <text:s/>2., <text:s/>2., <text:s/>2., <text:s/>2., <text:s/>2.],</text:p>
      <text:p text:style-name="P24"><text:s text:c="7"/>[ 4., <text:s/>4., <text:s/>4., <text:s/>4., <text:s/>4., <text:s/>4., <text:s/>4., <text:s/>4., <text:s/>4., <text:s/>4.], </text:p>
      <text:p text:style-name="P24"><text:s text:c="7"/>[ 6., <text:s/>6., <text:s/>6., <text:s/>6., <text:s/>6., <text:s/>6., <text:s/>6., <text:s/>6., <text:s/>6., <text:s/>6.],</text:p>
      <text:p text:style-name="P22"><text:s text:c="7"/>[ 8., <text:s/>8., <text:s/>8., <text:s/>8., <text:s/>8., <text:s/>8., <text:s/>8., <text:s/>8., <text:s/>8., <text:s/>8.]])</text:p>
      <text:p text:style-name="P24"><text:span text:style-name="T25">10) Transposing : </text:span>arr.T</text:p>
      <text:p text:style-name="P24"><text:s text:c="4"/><text:span text:style-name="T25">Product of Arrays : </text:span>np.dot(arr.T,arr)</text:p>
      <text:p text:style-name="P24"><text:s text:c="4"/><text:span text:style-name="T25">Reshaping the arranged elements : </text:span>arr3d = np.arange(50).reshape((5,5,2))</text:p>
      <text:p text:style-name="P24"/>
      <text:p text:style-name="P25"><text:soft-page-break/>11) UniVersal Array functions : </text:p>
      <text:p text:style-name="P24"><text:span text:style-name="T25"><text:s text:c="2"/>Sqrt of all elements: </text:span>np.sqrt(arr)</text:p>
      <text:p text:style-name="P24"><text:s text:c="2"/><text:span text:style-name="T25">exp : </text:span>np.exp(arr)</text:p>
      <text:p text:style-name="P24"><text:s/><text:span text:style-name="T25">Finding Maximum of two arrays = </text:span>np.maximum(A,B)</text:p>
      <text:p text:style-name="P25"><text:s/><text:span text:style-name="T5">Opening and ch</text:span><text:span text:style-name="T6">e</text:span><text:span text:style-name="T5">cking all Universal functions by :</text:span></text:p>
      <text:p text:style-name="P24">website = "<text:a xlink:type="simple" xlink:href="http://docs.scipy.org/doc/numpy/reference/ufuncs.html#available-ufuncs" text:style-name="Internet_20_link" text:visited-style-name="Visited_20_Internet_20_Link">http://docs.scipy.org/doc/numpy/reference/ufuncs.html#available-ufuncs</text:a>"</text:p>
      <text:p text:style-name="P24">import webbrowser</text:p>
      <text:p text:style-name="P24">webbrowser.open(website)</text:p>
      <text:p text:style-name="P25"/>
      <text:p text:style-name="P24"><text:span text:style-name="T25">12) </text:span><text:span text:style-name="Strong_20_Emphasis">Array Processing</text:span></text:p>
      <text:p text:style-name="P24"><text:span text:style-name="Strong_20_Emphasis"><text:span text:style-name="T14">import numpy as np</text:span></text:span></text:p>
      <text:p text:style-name="P24">import matplotlib.pyplot as plt</text:p>
      <text:p text:style-name="P22">%matplotlib inline</text:p>
      <text:p text:style-name="P22"/>
      <text:p text:style-name="P22">→for<text:span text:style-name="T25"> making a clean plotting of an distributed array of data.<text:line-break/>→ coloring them as per our needs<text:line-break/>→ using colorbar for correct scaling of colors</text:span></text:p>
      <text:p text:style-name="P22">→<text:span text:style-name="T25"> .any() function = returns true if any is true</text:span></text:p>
      <text:p text:style-name="P22">→<text:span text:style-name="T25"> .all() = Returns true if all are true</text:span></text:p>
      <text:p text:style-name="P22">→<text:span text:style-name="T25"> to test values in some array</text:span></text:p>
      <text:p text:style-name="P22"/>
      <text:p text:style-name="P24"><text:span text:style-name="T25">13) </text:span><text:span text:style-name="Strong_20_Emphasis">Array Input and Output</text:span></text:p>
      <text:p text:style-name="P27"><text:span text:style-name="Strong_20_Emphasis"><text:s/></text:span><text:span text:style-name="Strong_20_Emphasis"><text:span text:style-name="T26">Saving Files in Different formats </text:span></text:span></text:p>
      <text:p text:style-name="P27"><text:span text:style-name="Strong_20_Emphasis"><text:span text:style-name="T26">→ </text:span></text:span><text:span text:style-name="Strong_20_Emphasis"><text:span text:style-name="T29">saving Array = np.save('my_array',arr)</text:span></text:span></text:p>
      <text:p text:style-name="P27"><text:span text:style-name="Strong_20_Emphasis"><text:span text:style-name="T29">→ Loading array = np.load('my_array.npy')</text:span></text:span></text:p>
      <text:p text:style-name="P27"><text:span text:style-name="Strong_20_Emphasis"><text:span text:style-name="T29">→ Save in Zip = np.savez('two_arrays.npz',x=arr,y=arr)</text:span></text:span></text:p>
      <text:p text:style-name="P27"><text:span text:style-name="Strong_20_Emphasis"><text:span text:style-name="T29">→ Save in text formats : arr = np.array([[1,2,3],[4,5,6]])</text:span></text:span></text:p>
      <text:p text:style-name="P22"><text:soft-page-break/><text:s text:c="2"/>np.savetxt('my_test_text.txt',arr,delimiter=',')</text:p>
      <text:p text:style-name="P22">----------------------------------------------------------------------------------------------------------------------------------------------------------------------</text:p>
      <text:p text:style-name="P16">Section <text:span text:style-name="T26">4:</text:span></text:p>
      <text:p text:style-name="P17">Using amazing pandas</text:p>
      <text:p text:style-name="P18"><text:span text:style-name="Strong_20_Emphasis"><text:span text:style-name="T29">1</text:span></text:span><text:span text:style-name="Strong_20_Emphasis"><text:span text:style-name="T30">4</text:span></text:span><text:span text:style-name="Strong_20_Emphasis"><text:span text:style-name="T29">) Series :</text:span></text:span></text:p>
      <text:p text:style-name="P18"><text:span text:style-name="Strong_20_Emphasis"><text:span text:style-name="T29"><text:s text:c="5"/>Three magical lines in all the further programs : </text:span></text:span></text:p>
      <text:p text:style-name="P18"><text:span text:style-name="Strong_20_Emphasis"><text:span text:style-name="T29">import numpy as np</text:span></text:span></text:p>
      <text:p text:style-name="P18">from pandas import Series,DataFrame</text:p>
      <text:p text:style-name="P22">import pandas as pd</text:p>
      <text:p text:style-name="P27"><text:span text:style-name="T26">Creating Series : </text:span>obj = Series([3,6,9,12])</text:p>
      <text:p text:style-name="P27"><text:span text:style-name="Strong_20_Emphasis"><text:span text:style-name="T29">obj.values = gives values</text:span></text:span></text:p>
      <text:p text:style-name="P27"><text:span text:style-name="Strong_20_Emphasis"><text:span text:style-name="T29">obj.index = gives indexing</text:span></text:span></text:p>
      <text:p text:style-name="P27"><text:span text:style-name="Strong_20_Emphasis"><text:span text:style-name="T29">creating with given index by passing index list :</text:span></text:span></text:p>
      <text:p text:style-name="P27"><text:span text:style-name="Strong_20_Emphasis"><text:span text:style-name="T29">MySeries = Series([8700000,4300000,3000000,2100000,400000],index=['USSR','Germany','China','Japan','USA'])</text:span></text:span></text:p>
      <text:p text:style-name="P27"><text:span text:style-name="Strong_20_Emphasis"><text:span text:style-name="T31">Note : Dictionary Passed in a Series is sorted by itself .</text:span></text:span></text:p>
      <text:p text:style-name="P27"><text:span text:style-name="Strong_20_Emphasis"><text:span text:style-name="T31"><text:s text:c="6"/>And index for which values aren’t there are filled as Nan by <text:s text:c="12"/></text:span></text:span></text:p>
      <text:p text:style-name="P27"><text:span text:style-name="Strong_20_Emphasis"><text:span text:style-name="T31"><text:s text:c="6"/>default.</text:span></text:span></text:p>
      <text:p text:style-name="P28"><text:span text:style-name="Strong_20_Emphasis"><text:span text:style-name="T30">Naming the Index as : SeriesName.index.name = 'Countries'</text:span></text:span></text:p>
      <text:p text:style-name="P28"><text:span text:style-name="Strong_20_Emphasis"><text:span text:style-name="T26"><text:line-break/>15) </text:span></text:span><text:span text:style-name="Strong_20_Emphasis"><text:span text:style-name="T33">DataFrames : </text:span></text:span></text:p>
      <text:p text:style-name="P28"><text:span text:style-name="Strong_20_Emphasis">nfl_frame = pd.read_clipboard() </text:span></text:p>
      <text:p text:style-name="P28"><text:span text:style-name="Strong_20_Emphasis"><text:span text:style-name="T32">the above is used to paste everything that was there and in the form of Table.</text:span></text:span></text:p>
      <text:p text:style-name="P28"><text:span text:style-name="Strong_20_Emphasis"><text:s text:c="3"/></text:span><text:span text:style-name="Strong_20_Emphasis"><text:span text:style-name="T32">For Columns: </text:span></text:span><text:span text:style-name="Strong_20_Emphasis">nfl_frame.columns</text:span></text:p>
      <text:p text:style-name="P28"><text:span text:style-name="Strong_20_Emphasis"><text:span text:style-name="T14"><text:s text:c="3"/></text:span></text:span><text:span text:style-name="Strong_20_Emphasis"><text:span text:style-name="T15">Creating Dataframes : DataFrame(nfl_frame,columns=['Team','First Season','Total Games','Stadium'])</text:span></text:span></text:p>
      <text:p text:style-name="P28"><text:soft-page-break/><text:span text:style-name="Strong_20_Emphasis"><text:span text:style-name="T15">For Columns : </text:span></text:span><text:span text:style-name="Strong_20_Emphasis"><text:span text:style-name="T15">nfl_frame['Total Games']</text:span></text:span></text:p>
      <text:p text:style-name="P28"><text:span text:style-name="Strong_20_Emphasis"><text:span text:style-name="T15"/></text:span></text:p>
      <text:p text:style-name="P28"><text:span text:style-name="Strong_20_Emphasis"><text:span text:style-name="T15">Specific Row : nfl_frame.ix[3]</text:span></text:span></text:p>
      <text:p text:style-name="P28"><text:span text:style-name="Strong_20_Emphasis"><text:span text:style-name="T15">Entire Column same value <text:s/>by : nfl_frame['Stadium']="Levis Stadium" </text:span></text:span></text:p>
      <text:p text:style-name="P28"><text:span text:style-name="Strong_20_Emphasis"><text:span text:style-name="T15">All similar dataframes uses in :</text:span></text:span></text:p>
      <text:p text:style-name="P28"><text:span text:style-name="Strong_20_Emphasis"><text:span text:style-name="T15">website = 'http://pandas.pydata.org/pandas-docs/dev/generated/pandas.DataFrame.html'</text:span></text:span></text:p>
      <text:p text:style-name="P22">webbrowser.open(website)</text:p>
      <text:p text:style-name="P28"><text:span text:style-name="Strong_20_Emphasis"><text:span text:style-name="T15"/></text:span></text:p>
      <text:p text:style-name="P28"><text:span text:style-name="Strong_20_Emphasis"><text:span text:style-name="T15">16) </text:span></text:span></text:p>
      <text:p text:style-name="P28"><text:span text:style-name="Strong_20_Emphasis"><text:span text:style-name="T15"><text:s text:c="3"/></text:span></text:span><text:span text:style-name="Strong_20_Emphasis"><text:span text:style-name="T32">Index Objects</text:span></text:span><text:span text:style-name="Strong_20_Emphasis"><text:span text:style-name="T15"> :</text:span></text:span></text:p>
      <text:p text:style-name="P28"><text:span text:style-name="Strong_20_Emphasis"><text:span text:style-name="T15"><text:s text:c="2"/>To check all index above 2 by array slicing method : my_index[2:]</text:span></text:span></text:p>
      <text:p text:style-name="P28"><text:span text:style-name="Strong_20_Emphasis"><text:span text:style-name="T15"><text:s text:c="2"/>my_index[0] = 'Z' //</text:span></text:span><text:span text:style-name="Strong_20_Emphasis"><text:span text:style-name="T16">ERROR</text:span></text:span></text:p>
      <text:p text:style-name="P28"><text:span text:style-name="Strong_20_Emphasis"><text:span text:style-name="T16"><text:s/></text:span></text:span><text:span text:style-name="Strong_20_Emphasis"><text:span text:style-name="T3">NOTE : <text:s/>Indexes are immutable!</text:span></text:span></text:p>
      <text:p text:style-name="P28"><text:span text:style-name="Strong_20_Emphasis"><text:span text:style-name="T2"><text:s text:c="8"/></text:span></text:span><text:span text:style-name="Strong_20_Emphasis"><text:span text:style-name="T3">Reindexing is the good method used</text:span></text:span></text:p>
      <text:p text:style-name="P29"><text:span text:style-name="Strong_20_Emphasis"><text:span text:style-name="T16">17) </text:span></text:span></text:p>
      <text:p text:style-name="P28"><text:span text:style-name="Strong_20_Emphasis"><text:span text:style-name="T16"><text:s/>Creating extra index will fill them by Nan By Default:</text:span></text:span></text:p>
      <text:p text:style-name="P29"><text:span text:style-name="Strong_20_Emphasis"><text:span text:style-name="T16"><text:s/>→ TO Give the extra index A Specific value we use “fill value” :</text:span></text:span></text:p>
      <text:p text:style-name="P29"><text:span text:style-name="Strong_20_Emphasis"><text:span text:style-name="T16"><text:s/>ser2.reindex(['A','B','C','D','E','F','G'],fill_value=0)</text:span></text:span></text:p>
      <text:p text:style-name="P29"><text:span text:style-name="Strong_20_Emphasis"><text:span text:style-name="T16">→ Forward filling by :</text:span></text:span></text:p>
      <text:p text:style-name="P29"><text:span text:style-name="Strong_20_Emphasis"><text:span text:style-name="T16"><text:s text:c="3"/>ser3.reindex(range(15),method='ffill')</text:span></text:span></text:p>
      <text:p text:style-name="P29"><text:span text:style-name="Strong_20_Emphasis"><text:span text:style-name="T15">→</text:span></text:span><text:span text:style-name="Strong_20_Emphasis"><text:span text:style-name="T16"> dataframe with random values : </text:span></text:span></text:p>
      <text:p text:style-name="P29"><text:span text:style-name="Strong_20_Emphasis"><text:span text:style-name="T16">dframe = DataFrame(randn(25).reshape((5,5)),index=['A','B','D','E','F'],columns=['col1','col2','col3','col4','col5'])</text:span></text:span></text:p>
      <text:p text:style-name="P28"><text:span text:style-name="Strong_20_Emphasis"><text:span text:style-name="T16">→ Selecting Specific Rows: dframe.ix[['A','B','C','D','E','F'],new_columns]</text:span></text:span></text:p>
      <text:p text:style-name="P28"><text:span text:style-name="Strong_20_Emphasis"><text:span text:style-name="T16"/></text:span></text:p>
      <text:p text:style-name="P28"><text:span text:style-name="Strong_20_Emphasis"/></text:p>
      <text:p text:style-name="P29"><text:soft-page-break/><text:span text:style-name="Strong_20_Emphasis"><text:span text:style-name="T38">18) <text:s/>Drop Entries : </text:span></text:span></text:p>
      <text:p text:style-name="P29"><text:span text:style-name="Strong_20_Emphasis">→</text:span><text:span text:style-name="Strong_20_Emphasis"><text:span text:style-name="T38"> Simply by calling : </text:span></text:span><text:span text:style-name="Strong_20_Emphasis">ser1.drop('b')</text:span></text:p>
      <text:p text:style-name="P29"><text:span text:style-name="Strong_20_Emphasis">→</text:span><text:span text:style-name="Strong_20_Emphasis"><text:span text:style-name="T38"> For columns , we need to specify axis : </text:span></text:span><text:span text:style-name="Strong_20_Emphasis">dframe1.drop('year',axis=1)</text:span></text:p>
      <text:p text:style-name="P29"><text:span text:style-name="Strong_20_Emphasis"/></text:p>
      <text:p text:style-name="P29"><text:span text:style-name="Strong_20_Emphasis"><text:span text:style-name="T38">19) </text:span></text:span><text:span text:style-name="Strong_20_Emphasis">Selecting Entries:</text:span></text:p>
      <text:p text:style-name="P29"><text:span text:style-name="Strong_20_Emphasis">→</text:span><text:span text:style-name="Strong_20_Emphasis"><text:span text:style-name="T38"> </text:span></text:span><text:span text:style-name="Strong_20_Emphasis"><text:span text:style-name="T16">By Array Slicing : ser1[0:3]</text:span></text:span></text:p>
      <text:p text:style-name="P29"><text:span text:style-name="Strong_20_Emphasis"><text:span text:style-name="T16">→ Logic: ser1[ser1&gt;3]</text:span></text:span></text:p>
      <text:p text:style-name="P29"><text:span text:style-name="Strong_20_Emphasis"><text:span text:style-name="T16">→ Single column : dframe['B']</text:span></text:span></text:p>
      <text:p text:style-name="P29"><text:span text:style-name="Strong_20_Emphasis"><text:span text:style-name="T16">→ Multiple Columns : dframe[['B','E']]</text:span></text:span></text:p>
      <text:p text:style-name="P29"><text:span text:style-name="Strong_20_Emphasis"><text:span text:style-name="T16">→</text:span></text:span><text:span text:style-name="Strong_20_Emphasis"><text:span text:style-name="T17"> Specific Rows : dframe.ix[1]</text:span></text:span></text:p>
      <text:p text:style-name="P30"><text:span text:style-name="Strong_20_Emphasis"><text:span text:style-name="T7">20)</text:span></text:span><text:span text:style-name="Strong_20_Emphasis"><text:span text:style-name="T17"> </text:span></text:span><text:span text:style-name="Strong_20_Emphasis"><text:span text:style-name="T39">Data Alignment</text:span></text:span></text:p>
      <text:p text:style-name="P30"><text:span text:style-name="Strong_20_Emphasis">→</text:span><text:span text:style-name="Strong_20_Emphasis"><text:span text:style-name="T39"> Adding Series : </text:span></text:span><text:span text:style-name="Strong_20_Emphasis">ser1 + ser2</text:span></text:p>
      <text:p text:style-name="P30"><text:span text:style-name="Strong_20_Emphasis">→ </text:span><text:span text:style-name="Strong_20_Emphasis"><text:span text:style-name="T39"><text:s/>Adding Nan and a value will always be Nan :</text:span></text:span></text:p>
      <text:p text:style-name="P30"><text:span text:style-name="Strong_20_Emphasis"><text:s text:c="3"/></text:span><text:span text:style-name="Strong_20_Emphasis"><text:span text:style-name="T14"><text:s/></text:span></text:span><text:span text:style-name="Strong_20_Emphasis"><text:span text:style-name="T17">for ex : adding 2*2 WITH 3*3</text:span></text:span></text:p>
      <text:p text:style-name="P30"><text:span text:style-name="Strong_20_Emphasis"><text:span text:style-name="T17"><text:s text:c="4"/>dframe1 + dframe2 <text:s/></text:span>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Table_20_Heading">A</text:p>
            </table:table-cell>
            <table:table-cell table:style-name="Table1.A1" office:value-type="string">
              <text:p text:style-name="Table_20_Heading">B</text:p>
            </table:table-cell>
            <table:table-cell table:style-name="Table1.A1" office:value-type="string">
              <text:p text:style-name="Table_20_Heading">C</text:p>
            </table:table-cell>
            <table:table-cell table:style-name="Table1.A1" office:value-type="string">
              <text:p text:style-name="Table_20_Heading">D</text:p>
            </table:table-cell>
            <table:table-cell table:style-name="Table1.E1" office:value-type="string">
              <text:p text:style-name="P36"/>
            </table:table-cell>
          </table:table-row>
        </table:table-header-rows>
        <table:table-row>
          <table:table-cell table:style-name="Table1.A2" office:value-type="string">
            <text:p text:style-name="Table_20_Heading">LA</text:p>
          </table:table-cell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NaN</text:p>
          </table:table-cell>
          <table:table-cell table:style-name="Table1.A2" office:value-type="string">
            <text:p text:style-name="Table_20_Contents">NaN</text:p>
          </table:table-cell>
          <table:table-cell table:style-name="Table1.E2" office:value-type="string">
            <text:p text:style-name="Table_20_Contents">NaN</text:p>
          </table:table-cell>
        </table:table-row>
        <table:table-row>
          <table:table-cell table:style-name="Table1.A2" office:value-type="string">
            <text:p text:style-name="Table_20_Heading">NYC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NaN</text:p>
          </table:table-cell>
          <table:table-cell table:style-name="Table1.A2" office:value-type="string">
            <text:p text:style-name="Table_20_Contents">NaN</text:p>
          </table:table-cell>
          <table:table-cell table:style-name="Table1.E2" office:value-type="string">
            <text:p text:style-name="Table_20_Contents">NaN</text:p>
          </table:table-cell>
        </table:table-row>
        <table:table-row>
          <table:table-cell table:style-name="Table1.A2" office:value-type="string">
            <text:p text:style-name="Table_20_Heading">SF</text:p>
          </table:table-cell>
          <table:table-cell table:style-name="Table1.A2" office:value-type="string">
            <text:p text:style-name="Table_20_Contents">NaN</text:p>
          </table:table-cell>
          <table:table-cell table:style-name="Table1.A2" office:value-type="string">
            <text:p text:style-name="Table_20_Contents">NaN</text:p>
          </table:table-cell>
          <table:table-cell table:style-name="Table1.A2" office:value-type="string">
            <text:p text:style-name="Table_20_Contents">NaN</text:p>
          </table:table-cell>
          <table:table-cell table:style-name="Table1.E2" office:value-type="string">
            <text:p text:style-name="Table_20_Contents">NaN</text:p>
          </table:table-cell>
        </table:table-row>
      </table:table>
      <text:p text:style-name="P30"><text:span text:style-name="Strong_20_Emphasis"><text:span text:style-name="T17"/></text:span></text:p>
      <text:p text:style-name="P29"><text:span text:style-name="Strong_20_Emphasis"><text:span text:style-name="T16">→</text:span></text:span><text:span text:style-name="Strong_20_Emphasis"><text:span text:style-name="T17"> Giving them value : dframe1.add(dframe2,fill_value=0)</text:span></text:span></text:p>
      <text:p text:style-name="P30"><text:span text:style-name="Strong_20_Emphasis"><text:span text:style-name="T7">21) </text:span></text:span><text:span text:style-name="Strong_20_Emphasis"><text:span text:style-name="T39">Rank and Sort</text:span></text:span><text:span text:style-name="Strong_20_Emphasis"><text:span text:style-name="T7">:</text:span></text:span></text:p>
      <text:p text:style-name="P30"><text:span text:style-name="Strong_20_Emphasis"><text:span text:style-name="T7">→ </text:span></text:span><text:span text:style-name="Strong_20_Emphasis"><text:span text:style-name="T17">Creating a Series</text:span></text:span></text:p>
      <text:p text:style-name="P30"><text:span text:style-name="Strong_20_Emphasis"><text:span text:style-name="T4">Note : Sort() is no more present , instead we need to use sort_index() and sort_values().</text:span></text:span></text:p>
      <text:p text:style-name="P30"><text:span text:style-name="Strong_20_Emphasis"><text:span text:style-name="T27">→ </text:span></text:span><text:span text:style-name="Strong_20_Emphasis"><text:s/></text:span><text:span text:style-name="Strong_20_Emphasis"><text:span text:style-name="T39">For ranking the column : </text:span></text:span><text:span text:style-name="Strong_20_Emphasis">ser2.rank()</text:span></text:p>
      <text:p text:style-name="P30"><text:span text:style-name="Strong_20_Emphasis"><text:span text:style-name="T14">→</text:span></text:span><text:span text:style-name="Strong_20_Emphasis"><text:span text:style-name="T17"> If we sort and rank , the difference arises :</text:span></text:span></text:p>
      <text:p text:style-name="P30"><text:span text:style-name="Strong_20_Emphasis"><text:span text:style-name="T17"><text:s text:c="4"/>if we sort and rank:</text:span></text:span></text:p>
      <text:p text:style-name="P30"><text:soft-page-break/><text:span text:style-name="Strong_20_Emphasis"><text:span text:style-name="T17"><text:s text:c="2"/>then </text:span></text:span></text:p>
      <text:p text:style-name="P30"><text:span text:style-name="Strong_20_Emphasis"><text:span text:style-name="T17">→ On the left column we see th original index value and on the right we see it's rank!</text:span></text:span></text:p>
      <text:p text:style-name="P30"><text:span text:style-name="Strong_20_Emphasis"><text:span text:style-name="T35">22) </text:span></text:span><text:span text:style-name="Strong_20_Emphasis"><text:span text:style-name="T34">Summary Statistics</text:span></text:span><text:span text:style-name="Strong_20_Emphasis"><text:span text:style-name="T35">:</text:span></text:span></text:p>
      <text:p text:style-name="P30"><text:span text:style-name="Strong_20_Emphasis"><text:span text:style-name="T27">→ Axis sum : dframe1.sum(axis=1)</text:span></text:span></text:p>
      <text:p text:style-name="P30"><text:span text:style-name="Strong_20_Emphasis"><text:span text:style-name="T27">→ min of columns: dframe1.min()</text:span></text:span></text:p>
      <text:p text:style-name="P30"><text:span text:style-name="Strong_20_Emphasis"><text:span text:style-name="T27">→ min present in which rows : dframe1.idxmin()</text:span></text:span></text:p>
      <text:p text:style-name="P30"><text:span text:style-name="Strong_20_Emphasis"><text:span text:style-name="T27">→ cumulative Sum : dframe1.cumsum()</text:span></text:span></text:p>
      <text:p text:style-name="P30"><text:span text:style-name="Strong_20_Emphasis"><text:span text:style-name="T36">NOTE : one of the main features which tells us all the details</text:span></text:span></text:p>
      <text:p text:style-name="P30"><text:span text:style-name="Strong_20_Emphasis"><text:span text:style-name="T36"><text:s text:c="7"/>is : dframe1.describe()</text:span></text:span></text:p>
      <text:p text:style-name="P30"><text:span text:style-name="Strong_20_Emphasis"><text:span text:style-name="T27"/></text:span></text:p>
      <text:p text:style-name="P31"><text:span text:style-name="Strong_20_Emphasis"><text:span text:style-name="T27">→</text:span></text:span><text:span text:style-name="Strong_20_Emphasis"><text:span text:style-name="T28"> Opening Youtube Video : </text:span></text:span></text:p>
      <text:p text:style-name="P31"><text:span text:style-name="Strong_20_Emphasis"><text:span text:style-name="T28"><text:s text:c="2"/>from IPython.display import YouTubeVideo </text:span></text:span></text:p>
      <text:p text:style-name="P22"><text:s text:c="3"/>YouTubeVideo('xGbpuFNR1ME')</text:p>
      <text:p text:style-name="P22">→<text:span text:style-name="T40"> Understood Covariance and correlation</text:span></text:p>
      <text:p text:style-name="P22"/>
      <text:p text:style-name="P30"><text:span text:style-name="Strong_20_Emphasis"><text:span text:style-name="T28">→ import pandas.io.data as pdweb </text:span></text:span></text:p>
      <text:p text:style-name="P22"><text:s text:c="3"/>import datetime</text:p>
      <text:p text:style-name="P32">NOTE : After update , this Is no longer valid and gives an error.</text:p>
      <text:p text:style-name="P30"><text:span text:style-name="Strong_20_Emphasis"><text:span text:style-name="T28"><text:s text:c="6"/>ImportError: The pandas.io.data module is moved to a separate package (pandas-datareader). After installing the pandas-datareader package (https://github.com/pydata/pandas-datareader), you can change the import ``from pandas.io import data, wb`` to ``from pandas_datareader import data, wb``.</text:span></text:span></text:p>
      <text:p text:style-name="P30"><text:span text:style-name="Strong_20_Emphasis"><text:span text:style-name="T28"/></text:span></text:p>
      <text:p text:style-name="P31"><text:span text:style-name="Strong_20_Emphasis"><text:span text:style-name="T28">So, </text:span></text:span></text:p>
      <text:p text:style-name="P31"><text:span text:style-name="Strong_20_Emphasis"><text:span text:style-name="T28">→ <text:s/>import datetime as dt</text:span></text:span></text:p>
      <text:p text:style-name="P31"><text:s text:c="3"/>from pandas_datareader import data, wb</text:p>
      <text:p text:style-name="P31"><text:soft-page-break/>data1 = data.DataReader('BP','yahoo',dt.datetime(2010,1,1),dt.datetime(2013,1,1))</text:p>
      <text:p text:style-name="P31">→<text:span text:style-name="T40"> the way to extract data now.</text:span></text:p>
      <text:p text:style-name="P30"><text:span text:style-name="Strong_20_Emphasis"><text:span text:style-name="T28">→ correlation : corr= rets.corr</text:span></text:span></text:p>
      <text:p text:style-name="P31"><text:span text:style-name="Strong_20_Emphasis"><text:span text:style-name="T28">→ For plotting in a beautiful manner: </text:span></text:span></text:p>
      <text:p text:style-name="P31"><text:span text:style-name="Strong_20_Emphasis"><text:span text:style-name="T28"><text:s text:c="2"/>%matplotlib inline</text:span></text:span></text:p>
      <text:p text:style-name="P30"><text:s text:c="3"/>volume.plot()</text:p>
      <text:p text:style-name="P30"><text:span text:style-name="Strong_20_Emphasis"><text:span text:style-name="T17"><text:s/>→</text:span></text:span><text:span text:style-name="Strong_20_Emphasis"><text:span text:style-name="T18"> import seaborn as sns</text:span></text:span></text:p>
      <text:p text:style-name="P30"><text:s text:c="3"/>import matplotlib.pyplot as plt</text:p>
      <text:p text:style-name="P30">“ <text:span text:style-name="T40">for beautiful graph”</text:span></text:p>
      <text:p text:style-name="P31"><text:span text:style-name="Strong_20_Emphasis"><text:span text:style-name="T8">23) </text:span></text:span><text:bookmark text:name="save_widget"/><text:bookmark text:name="notebook_name"/><text:span text:style-name="Strong_20_Emphasis"><text:span text:style-name="T8">missing data :</text:span></text:span></text:p>
      <text:p text:style-name="P31"><text:span text:style-name="Strong_20_Emphasis"><text:span text:style-name="T14">→</text:span></text:span><text:span text:style-name="Strong_20_Emphasis"><text:span text:style-name="T18"> data.isnull() for checking which one is null</text:span></text:span></text:p>
      <text:p text:style-name="P31"><text:span text:style-name="Strong_20_Emphasis"><text:span text:style-name="T18">→ drop row will null value : <text:s/>df.dropna()</text:span></text:span></text:p>
      <text:p text:style-name="P31"><text:span text:style-name="Strong_20_Emphasis"><text:span text:style-name="T18">→ drop row with all null values : df.dropna(how='all')</text:span></text:span></text:p>
      <text:p text:style-name="P31"><text:span text:style-name="Strong_20_Emphasis"><text:span text:style-name="T18">→ Drop row with treshold null values: df2.dropna(thresh=2)</text:span></text:span></text:p>
      <text:p text:style-name="P29"><text:span text:style-name="Strong_20_Emphasis"/></text:p>
      <text:p text:style-name="P33"><text:span text:style-name="Strong_20_Emphasis"><text:span text:style-name="T9">24) </text:span></text:span><text:bookmark text:name="save_widget1"/><text:bookmark text:name="notebook_name1"/><text:span text:style-name="Strong_20_Emphasis"><text:span text:style-name="T9">Index Hierarchy</text:span></text:span></text:p>
      <text:p text:style-name="P33"><text:span text:style-name="Strong_20_Emphasis"><text:span text:style-name="T9">→ with index 2 : ser[2]</text:span></text:span></text:p>
      <text:p text:style-name="P33"><text:span text:style-name="Strong_20_Emphasis"><text:span text:style-name="T9">→ <text:s/>Multiple Index</text:span></text:span><text:span text:style-name="Strong_20_Emphasis"><text:span text:style-name="T19"> :</text:span></text:span></text:p>
      <text:p text:style-name="P33"><text:span text:style-name="Strong_20_Emphasis"><text:span text:style-name="T19"><text:s text:c="3"/></text:span></text:span><text:span text:style-name="Strong_20_Emphasis"><text:span text:style-name="T19">ser=Series(randn(6),index=[[1,1,1,2,3,4],['a','b','m','d','e','f']])</text:span></text:span></text:p>
      <text:p text:style-name="P28"><text:span text:style-name="Strong_20_Emphasis">→</text:span><text:span text:style-name="Strong_20_Emphasis"><text:span text:style-name="T41"> unstack them : </text:span></text:span><text:span text:style-name="Strong_20_Emphasis"><text:span text:style-name="T19">f= <text:s/>ser.unstack()</text:span></text:span></text:p>
      <text:p text:style-name="P33"><text:span text:style-name="Strong_20_Emphasis">→</text:span><text:span text:style-name="Strong_20_Emphasis"><text:span text:style-name="T41"> Giving Multiple same index a name :</text:span></text:span></text:p>
      <text:p text:style-name="P33"><text:span text:style-name="Strong_20_Emphasis"><text:s text:c="2"/></text:span><text:span text:style-name="Strong_20_Emphasis"><text:span text:style-name="T14">dframe2.index.names= ['INDEX_1','IDEX_2']</text:span></text:span></text:p>
      <text:p text:style-name="P33"><text:s text:c="2"/>dframe2.columns.names=['dadaa','Nisaaaa']</text:p>
      <text:p text:style-name="P33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header-rows>
          <text:soft-page-break/>
          <table:table-row>
            <table:table-cell table:style-name="Table2.A1" office:value-type="string">
              <text:p text:style-name="P35"><text:s text:c="23"/>ONE</text:p>
            </table:table-cell>
            <table:table-cell table:style-name="Table2.A1" table:number-columns-spanned="2" office:value-type="string">
              <text:p text:style-name="Table_20_Heading">NY</text:p>
            </table:table-cell>
            <table:covered-table-cell/>
            <table:table-cell table:style-name="Table2.A1" office:value-type="string">
              <text:p text:style-name="Table_20_Heading">LA</text:p>
            </table:table-cell>
            <table:table-cell table:style-name="Table2.A1" office:value-type="string">
              <text:p text:style-name="Table_20_Heading">SF</text:p>
            </table:table-cell>
            <table:table-cell table:style-name="Table2.F1" office:value-type="string">
              <text:p text:style-name="P36"/>
            </table:table-cell>
          </table:table-row>
          <table:table-row>
            <table:table-cell table:style-name="Table2.A2" office:value-type="string">
              <text:p text:style-name="P34"/>
            </table:table-cell>
            <table:table-cell table:style-name="Table2.A2" office:value-type="string">
              <text:p text:style-name="P35">TWO</text:p>
            </table:table-cell>
            <table:table-cell table:style-name="Table2.A2" office:value-type="string">
              <text:p text:style-name="Table_20_Heading">cold</text:p>
            </table:table-cell>
            <table:table-cell table:style-name="Table2.A2" office:value-type="string">
              <text:p text:style-name="Table_20_Heading">hot</text:p>
            </table:table-cell>
            <table:table-cell table:style-name="Table2.A2" office:value-type="string">
              <text:p text:style-name="Table_20_Heading">hot</text:p>
            </table:table-cell>
            <table:table-cell table:style-name="Table2.F2" office:value-type="string">
              <text:p text:style-name="Table_20_Heading">cold</text:p>
            </table:table-cell>
          </table:table-row>
          <table:table-row>
            <table:table-cell table:style-name="Table2.A2" office:value-type="string">
              <text:p text:style-name="Table_20_Heading">INDEX_1</text:p>
            </table:table-cell>
            <table:table-cell table:style-name="Table2.A2" office:value-type="string">
              <text:p text:style-name="Table_20_Heading">IDEX_2</text:p>
            </table:table-cell>
            <table:table-cell table:style-name="Table2.A2" office:value-type="string">
              <text:p text:style-name="P34"/>
            </table:table-cell>
            <table:table-cell table:style-name="Table2.A2" office:value-type="string">
              <text:p text:style-name="P34"/>
            </table:table-cell>
            <table:table-cell table:style-name="Table2.A2" office:value-type="string">
              <text:p text:style-name="P34"/>
            </table:table-cell>
            <table:table-cell table:style-name="Table2.F2" office:value-type="string">
              <text:p text:style-name="P34"/>
            </table:table-cell>
          </table:table-row>
        </table:table-header-rows>
        <table:table-row>
          <table:table-cell table:style-name="Table2.A6" table:number-rows-spanned="2" office:value-type="string">
            <text:p text:style-name="Table_20_Heading">a</text:p>
          </table:table-cell>
          <table:table-cell table:style-name="Table2.A2" office:value-type="string">
            <text:p text:style-name="Table_20_Heading">1</text:p>
          </table:table-cell>
          <table:table-cell table:style-name="Table2.A2" office:value-type="string">
            <text:p text:style-name="Table_20_Contents">0</text:p>
          </table:table-cell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Table_20_Contents">2</text:p>
          </table:table-cell>
          <table:table-cell table:style-name="Table2.F2" office:value-type="string">
            <text:p text:style-name="Table_20_Contents">3</text:p>
          </table:table-cell>
        </table:table-row>
        <table:table-row>
          <table:covered-table-cell/>
          <table:table-cell table:style-name="Table2.A2" office:value-type="string">
            <text:p text:style-name="Table_20_Heading">2</text:p>
          </table:table-cell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5</text:p>
          </table:table-cell>
          <table:table-cell table:style-name="Table2.A2" office:value-type="string">
            <text:p text:style-name="Table_20_Contents">6</text:p>
          </table:table-cell>
          <table:table-cell table:style-name="Table2.F2" office:value-type="string">
            <text:p text:style-name="Table_20_Contents">7</text:p>
          </table:table-cell>
        </table:table-row>
        <table:table-row>
          <table:table-cell table:style-name="Table2.A6" table:number-rows-spanned="2" office:value-type="string">
            <text:p text:style-name="Table_20_Heading">b</text:p>
          </table:table-cell>
          <table:table-cell table:style-name="Table2.A2" office:value-type="string">
            <text:p text:style-name="Table_20_Heading">1</text:p>
          </table:table-cell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9</text:p>
          </table:table-cell>
          <table:table-cell table:style-name="Table2.A2" office:value-type="string">
            <text:p text:style-name="Table_20_Contents">10</text:p>
          </table:table-cell>
          <table:table-cell table:style-name="Table2.F2" office:value-type="string">
            <text:p text:style-name="Table_20_Contents">11</text:p>
          </table:table-cell>
        </table:table-row>
        <table:table-row>
          <table:covered-table-cell/>
          <table:table-cell table:style-name="Table2.A2" office:value-type="string">
            <text:p text:style-name="Table_20_Heading">2</text:p>
          </table:table-cell>
          <table:table-cell table:style-name="Table2.A2" office:value-type="string">
            <text:p text:style-name="Table_20_Contents">12</text:p>
          </table:table-cell>
          <table:table-cell table:style-name="Table2.A2" office:value-type="string">
            <text:p text:style-name="Table_20_Contents">13</text:p>
          </table:table-cell>
          <table:table-cell table:style-name="Table2.A2" office:value-type="string">
            <text:p text:style-name="Table_20_Contents">14</text:p>
          </table:table-cell>
          <table:table-cell table:style-name="Table2.F2" office:value-type="string">
            <text:p text:style-name="Table_20_Contents">15</text:p>
          </table:table-cell>
        </table:table-row>
      </table:table>
      <text:p text:style-name="P33"/>
      <text:p text:style-name="P26">→<text:span text:style-name="T41"> </text:span><text:span text:style-name="T37">NOTE : Gives an error : dframe2.sortlevel(1)</text:span></text:p>
      <text:p text:style-name="P15"><text:s text:c="3"/>→<text:span text:style-name="T41"> correct : dframe2.sort_index(level=1)</text:span></text:p>
      <text:p text:style-name="P12"><text:s/></text:p>
      <text:p text:style-name="P10"><text:s text:c="3"/>→<text:span text:style-name="T41"> Selecting axis : dframe2.sum(level='Nisaaaa',axis=1)</text:span> <text:s text:c="5"/></text:p>
      <text:p text:style-name="P10"><text:span text:style-name="T1"/></text:p>
      <text:p text:style-name="P19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3"><text:span text:style-name="T1">Thank You</text:span></text:p>
      <text:p text:style-name="P13"><text:span text:style-name="T1"/></text:p>
      <text:p text:style-name="P13"><text:span text:style-name="T1">By</text:span></text:p>
      <text:p text:style-name="P13"/>
      <text:p text:style-name="P13"><text:span text:style-name="T1">NAME : <text:s/>Kumar Paritosh</text:span></text:p>
      <text:p text:style-name="P13"><text:span text:style-name="T1">EMAIL : </text:span><text:a xlink:type="simple" xlink:href="mailto:kparitosh98@gmail.com" text:style-name="Internet_20_link" text:visited-style-name="Visited_20_Internet_20_Link"><text:span text:style-name="T1">kparitosh98@gmail.com</text:span></text:a></text:p>
      <text:p text:style-name="P13"><text:span text:style-name="T1">Course : Data Analytics With Pyth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5:30:57.355353968</meta:creation-date>
    <dc:date>2017-12-05T17:27:59.487836330</dc:date>
    <meta:editing-duration>PT9M47S</meta:editing-duration>
    <meta:editing-cycles>1</meta:editing-cycles>
    <meta:document-statistic meta:table-count="2" meta:image-count="0" meta:object-count="0" meta:page-count="9" meta:paragraph-count="233" meta:word-count="1152" meta:character-count="8110" meta:non-whitespace-character-count="6835"/>
    <meta:generator>LibreOffice/5.4.1.2$Linux_X86_64 LibreOffice_project/40m0$Build-2</meta:generator>
  </office:meta>
</office:document-meta>
</file>